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3.759cm" fo:min-width="6.532cm"/>
    </style:style>
    <style:style style:name="gr3" style:family="graphic" style:parent-style-name="objectwithoutfill">
      <style:graphic-properties svg:stroke-color="#336600" draw:marker-end="Arrow" draw:marker-end-width="0.3cm" draw:fill="solid" draw:fill-color="#ffd320" draw:textarea-vertical-align="middle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9.838cm" fo:min-width="5.817cm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 fo:min-height="1.891cm" fo:min-width="3.734cm" draw:shadow="visible" draw:shadow-offset-x="0.071cm" draw:shadow-offset-y="0.071cm" draw:shadow-opacity="30%"/>
    </style:style>
    <style:style style:name="gr6" style:family="graphic" style:parent-style-name="standard">
      <style:graphic-properties draw:fill-color="#cc9966" draw:textarea-horizontal-align="justify" draw:textarea-vertical-align="middle" draw:auto-grow-height="false" fo:min-height="1.359cm" fo:min-width="2.735cm" draw:shadow="visible" draw:shadow-offset-x="0.071cm" draw:shadow-offset-y="0.071cm" draw:shadow-opacity="30%"/>
    </style:style>
    <style:style style:name="gr7" style:family="graphic" style:parent-style-name="standard">
      <style:graphic-properties draw:fill-color="#cc9966" draw:textarea-horizontal-align="justify" draw:textarea-vertical-align="middle" draw:auto-grow-height="false" fo:min-height="1.267cm" fo:min-width="2.735cm" draw:shadow="visible" draw:shadow-offset-x="0.071cm" draw:shadow-offset-y="0.071cm" draw:shadow-opacity="30%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601cm" fo:min-width="3.375cm" draw:shadow="visible" draw:shadow-offset-x="0.071cm" draw:shadow-offset-y="0.071cm" draw:shadow-opacity="30%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544cm" fo:min-width="3.375cm" draw:shadow="visible" draw:shadow-offset-x="0.071cm" draw:shadow-offset-y="0.071cm" draw:shadow-opacity="30%"/>
    </style:style>
    <style:style style:name="gr10" style:family="graphic" style:parent-style-name="standard">
      <style:graphic-properties draw:fill="solid" draw:fill-color="#ff8080" draw:textarea-horizontal-align="justify" draw:textarea-vertical-align="middle" draw:auto-grow-height="false" fo:min-height="1.771cm" fo:min-width="3.734cm" draw:shadow="visible" draw:shadow-offset-x="0.071cm" draw:shadow-offset-y="0.071cm" draw:shadow-opacity="30%"/>
    </style:style>
    <style:style style:name="gr1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766cm" fo:min-width="3.375cm" draw:shadow="visible" draw:shadow-offset-x="0.071cm" draw:shadow-offset-y="0.071cm" draw:shadow-opacity="30%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128cm" fo:min-width="5.117cm" draw:shadow="visible" draw:shadow-offset-x="0.071cm" draw:shadow-offset-y="0.071cm" draw:shadow-opacity="30%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18cm" fo:min-width="5.092cm" draw:shadow="visible" draw:shadow-offset-x="0.071cm" draw:shadow-offset-y="0.071cm" draw:shadow-opacity="30%"/>
    </style:style>
    <style:style style:name="gr15" style:family="graphic" style:parent-style-name="standard">
      <style:graphic-properties draw:fill-color="#9999cc" draw:textarea-horizontal-align="justify" draw:textarea-vertical-align="middle" draw:auto-grow-height="false" fo:min-height="3.031cm" fo:min-width="5.283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2.207cm" fo:min-width="3.734cm" draw:shadow="visible" draw:shadow-offset-x="0.071cm" draw:shadow-offset-y="0.071cm" draw:shadow-opacity="30%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666cm" fo:min-width="3.375cm" draw:shadow="visible" draw:shadow-offset-x="0.071cm" draw:shadow-offset-y="0.071cm" draw:shadow-opacity="30%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2.207cm" fo:min-width="4.436cm" draw:shadow="visible" draw:shadow-offset-x="0.071cm" draw:shadow-offset-y="0.071cm" draw:shadow-opacity="30%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2.012cm" fo:min-width="3.342cm" draw:shadow="visible" draw:shadow-offset-x="0.071cm" draw:shadow-offset-y="0.071cm" draw:shadow-opacity="30%"/>
    </style:style>
    <style:style style:name="gr20" style:family="graphic" style:parent-style-name="standard">
      <style:graphic-properties draw:fill-color="#cc9966" draw:textarea-horizontal-align="justify" draw:textarea-vertical-align="middle" draw:auto-grow-height="false" fo:min-height="1.764cm" fo:min-width="2.778cm" draw:shadow="visible" draw:shadow-offset-x="0.071cm" draw:shadow-offset-y="0.071cm" draw:shadow-opacity="30%"/>
    </style:style>
    <style:style style:name="gr21" style:family="graphic" style:parent-style-name="standard">
      <style:graphic-properties svg:stroke-color="#c5000b" draw:fill-color="#ff6666" draw:textarea-horizontal-align="center" draw:textarea-vertical-align="middle" draw:auto-grow-height="false" fo:min-height="0.657cm" fo:min-width="0.426cm" draw:shadow="hidden"/>
    </style:style>
    <style:style style:name="gr22" style:family="graphic" style:parent-style-name="standard">
      <style:graphic-properties draw:stroke="solid" draw:stroke-dash="Ultrafine_20_Dashed" svg:stroke-color="#808080" draw:fill-color="#eeeeee" draw:textarea-horizontal-align="justify" draw:textarea-vertical-align="middle" draw:auto-grow-height="false" fo:min-height="4.786cm" fo:min-width="5.688cm"/>
    </style:style>
    <style:style style:name="gr23" style:family="graphic" style:parent-style-name="standard">
      <style:graphic-properties draw:fill-color="#cc9966" draw:textarea-horizontal-align="justify" draw:textarea-vertical-align="middle" draw:auto-grow-height="false" fo:min-height="0cm" fo:min-width="0cm" draw:shadow="hidden" draw:shadow-offset-x="0.071cm" draw:shadow-offset-y="0.071cm" draw:shadow-opacity="30%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cm" fo:min-width="0cm" draw:shadow="hidden" draw:shadow-offset-x="0.071cm" draw:shadow-offset-y="0.071cm" draw:shadow-opacity="30%"/>
    </style:style>
    <style:style style:name="gr25" style:family="graphic" style:parent-style-name="standard">
      <style:graphic-properties draw:fill-color="#9999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054cm" fo:min-width="0cm" draw:shadow="hidden" draw:shadow-offset-x="0.071cm" draw:shadow-offset-y="0.071cm" draw:shadow-opacity="30%"/>
    </style:style>
    <style:style style:name="gr27" style:family="graphic" style:parent-style-name="standard">
      <style:graphic-properties draw:stroke="none" svg:stroke-color="#000000" draw:fill="none" draw:fill-color="#ffffff" fo:min-height="1.297cm"/>
    </style:style>
    <style:style style:name="gr28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712cm" fo:min-width="0cm" draw:shadow="hidden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 fo:min-height="1.073cm" fo:min-width="12.53cm"/>
    </style:style>
    <style:style style:name="gr30" style:family="graphic" style:parent-style-name="standard">
      <style:graphic-properties svg:stroke-color="#336600" draw:marker-start="Arrow" draw:marker-start-width="0.3cm" draw:marker-end="Arrow" draw:marker-end-width="0.3cm" draw:fill="solid" draw:fill-color="#ffd320" draw:textarea-vertical-align="midd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969cm" fo:min-width="3.375cm" draw:shadow="visible" draw:shadow-offset-x="0.071cm" draw:shadow-offset-y="0.071cm" draw:shadow-opacity="3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3.888cm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 fo:min-height="0.054cm" fo:min-width="0cm" draw:shadow="hidden" draw:shadow-offset-x="0.071cm" draw:shadow-offset-y="0.071cm" draw:shadow-opacity="30%"/>
    </style:style>
    <style:style style:name="gr34" style:family="graphic" style:parent-style-name="standard">
      <style:graphic-properties draw:fill="solid" draw:fill-color="#ff8080" draw:textarea-horizontal-align="justify" draw:textarea-vertical-align="middle" draw:auto-grow-height="false" fo:min-height="0.054cm" fo:min-width="0cm" draw:shadow="hidden" draw:shadow-offset-x="0.071cm" draw:shadow-offset-y="0.071cm" draw:shadow-opacity="30%"/>
    </style:style>
    <style:style style:name="gr35" style:family="graphic" style:parent-style-name="standard">
      <style:graphic-properties svg:stroke-color="#336600" draw:marker-start="Arrow" draw:marker-start-width="0.102cm" draw:marker-end="Arrow" draw:marker-end-width="0.102cm" draw:fill="solid" draw:fill-color="#ffd32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cccc"/>
      <style:paragraph-properties fo:text-align="start"/>
    </style:style>
    <style:style style:name="P7" style:family="paragraph">
      <loext:graphic-properties draw:fill="solid" draw:fill-color="#ff808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cc9966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9999cc"/>
      <style:paragraph-properties fo:text-align="center"/>
    </style:style>
    <style:style style:name="P12" style:family="paragraph">
      <loext:graphic-properties draw:fill-color="#ff6666"/>
      <style:paragraph-properties fo:text-align="center"/>
    </style:style>
    <style:style style:name="P13" style:family="paragraph">
      <style:paragraph-properties fo:text-align="start">
        <style:tab-stops>
          <style:tab-stop style:position="0.639cm"/>
        </style:tab-stops>
      </style:paragraph-properties>
    </style:style>
    <style:style style:name="P14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style:paragraph-properties fo:text-align="end">
        <style:tab-stops/>
      </style:paragraph-properties>
    </style:style>
    <style:style style:name="P17" style:family="paragraph">
      <loext:graphic-properties draw:fill="solid" draw:fill-color="#006699"/>
      <style:paragraph-properties fo:text-align="end">
        <style:tab-stops/>
      </style:paragraph-properties>
      <style:text-properties fo:color="#ffffff" fo:font-size="18pt" fo:letter-spacing="normal"/>
    </style:style>
    <style:style style:name="P18" style:family="paragraph">
      <loext:graphic-properties draw:fill="solid" draw:fill-color="#ffffcc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8pt" style:font-size-complex="18pt"/>
    </style:style>
    <style:style style:name="P20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8pt" fo:letter-spacing="normal"/>
    </style:style>
    <style:style style:name="T8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238cm" svg:y1="6.378cm" svg:x2="16.238cm" svg:y2="7.275cm">
          <text:p/>
        </draw:line>
        <draw:custom-shape draw:style-name="gr2" draw:text-style-name="P3" draw:layer="layout" svg:width="7.032cm" svg:height="14.009cm" svg:x="20.273cm" svg:y="6.94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SNAC Serv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399cm" svg:y1="10.665cm" svg:x2="18.091cm" svg:y2="10.683cm">
          <text:p/>
        </draw:line>
        <draw:line draw:style-name="gr1" draw:text-style-name="P1" draw:layer="layout" svg:x1="25.243cm" svg:y1="3.575cm" svg:x2="25.262cm" svg:y2="4.615cm">
          <text:p/>
        </draw:line>
        <draw:line draw:style-name="gr1" draw:text-style-name="P1" draw:layer="layout" svg:x1="14.786cm" svg:y1="10.981cm" svg:x2="13.293cm" svg:y2="10.982cm">
          <text:p/>
        </draw:line>
        <draw:line draw:style-name="gr1" draw:text-style-name="P1" draw:layer="layout" svg:x1="13.095cm" svg:y1="16.096cm" svg:x2="13.095cm" svg:y2="17.553cm">
          <text:p/>
        </draw:line>
        <draw:line draw:style-name="gr3" draw:text-style-name="P4" draw:layer="layout" svg:x1="22.4cm" svg:y1="8.187cm" svg:x2="18.091cm" svg:y2="8.205cm">
          <text:p/>
        </draw:line>
        <draw:custom-shape draw:style-name="gr4" draw:text-style-name="P6" draw:layer="layout" svg:width="6.317cm" svg:height="10.088cm" svg:x="6.978cm" svg:y="6.846cm">
          <text:p text:style-name="P5">External Processing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34cm" svg:height="2.141cm" svg:x="8.099cm" svg:y="1.843cm">
          <text:p text:style-name="P2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573cm" svg:height="2.273cm" svg:x="1.569cm" svg:y="1.777cm">
          <text:p text:style-name="P2"><text:span text:style-name="T1">EAD</text:span></text:p>
          <text:p text:style-name="P2"><text:span text:style-name="T1">MARC21</text:span></text:p>
          <text:p text:style-name="P2"><text:span text:style-name="T2">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573cm" svg:height="2.145cm" svg:x="1.582cm" svg:y="4.554cm">
          <text:p text:style-name="P2"><text:span text:style-name="T1">EAC-CPF</text:span></text:p>
          <text:p text:style-name="P2"><text:span text:style-name="T2">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234cm" svg:height="2.141cm" svg:x="22.953cm" svg:y="1.828cm">
          <text:p text:style-name="P2"><text:span text:style-name="T1">Dedu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74cm" svg:height="2.158cm" svg:x="14.191cm" svg:y="1.834cm">
          <text:p text:style-name="P2"><text:span text:style-name="T1">Duplicative</text:span></text:p>
          <text:p text:style-name="P2"><text:span text:style-name="T2">(institution-centric)</text:span></text:p>
          <text:p text:style-name="P2"><text:span text:style-name="T1">EAC-CPF</text:span></text:p>
          <text:p text:style-name="P2"><text:span text:style-name="T2">XML</text:span></text:p>
          <draw:enhanced-geometry svg:viewBox="0 0 21600 21600" draw:glue-points="10800 0 0 10800 10800 21600 21600 10800" draw:text-areas="0 0 21600 ?f11" draw:type="paper" draw:modifiers="18316.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9" draw:layer="layout" svg:width="3.874cm" svg:height="2.036cm" svg:x="23.292cm" svg:y="4.623cm">
          <text:p text:style-name="P2"><text:span text:style-name="T1">Self-unique</text:span></text:p>
          <text:p text:style-name="P2"><text:span text:style-name="T2">(institution-centric)</text:span></text:p>
          <text:p text:style-name="P2"><text:span text:style-name="T1">EAC-CPF</text:span></text:p>
          <text:p text:style-name="P2"><text:span text:style-name="T2">XML</text:span></text:p>
          <draw:enhanced-geometry svg:viewBox="0 0 21600 21600" draw:glue-points="10800 0 0 10800 10800 21600 21600 10800" draw:text-areas="0 0 21600 ?f11" draw:type="paper" draw:modifiers="18857.49677419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7" draw:layer="layout" svg:width="4.234cm" svg:height="2.021cm" svg:x="14.016cm" svg:y="4.616cm">
          <text:p text:style-name="P2"><text:span text:style-name="T1">Schematron</text:span></text:p>
          <text:p text:style-name="P2"><text:span text:style-name="T1">Validation</text:span></text:p>
          <text:p text:style-name="P2"><text:span text:style-name="T2">(structure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158cm" svg:y1="5.629cm" svg:x2="14.009cm" svg:y2="5.615cm">
          <text:p/>
        </draw:line>
        <draw:line draw:style-name="gr1" draw:text-style-name="P1" draw:layer="layout" svg:x1="18.103cm" svg:y1="2.911cm" svg:x2="22.96cm" svg:y2="2.91cm">
          <text:p/>
        </draw:line>
        <draw:line draw:style-name="gr1" draw:text-style-name="P1" draw:layer="layout" svg:x1="12.332cm" svg:y1="2.91cm" svg:x2="14.191cm" svg:y2="2.915cm">
          <text:p/>
        </draw:line>
        <draw:line draw:style-name="gr11" draw:text-style-name="P1" draw:layer="layout" svg:x1="6.146cm" svg:y1="2.913cm" svg:x2="8.093cm" svg:y2="2.913cm">
          <text:p/>
        </draw:line>
        <draw:line draw:style-name="gr1" draw:text-style-name="P1" draw:layer="layout" svg:x1="23.298cm" svg:y1="5.615cm" svg:x2="18.256cm" svg:y2="5.634cm">
          <text:p/>
        </draw:line>
        <draw:custom-shape draw:style-name="gr12" draw:text-style-name="P9" draw:layer="layout" svg:width="3.874cm" svg:height="2.275cm" svg:x="14.204cm" svg:y="7.28cm">
          <text:p text:style-name="P2"><text:span text:style-name="T1">SNAC-valid</text:span></text:p>
          <text:p text:style-name="P2"><text:span text:style-name="T1">EAC-CPF</text:span></text:p>
          <text:p text:style-name="P2"><text:span text:style-name="T2">(structure, not data)</text:span></text:p>
          <text:p text:style-name="P2"><text:span text:style-name="T2">XML</text:span></text:p>
          <draw:enhanced-geometry svg:viewBox="0 0 21600 21600" draw:glue-points="10800 0 0 10800 10800 21600 21600 10800" draw:text-areas="0 0 21600 ?f11" draw:type="paper" draw:modifiers="18974.55483870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0" draw:layer="layout" svg:width="5.617cm" svg:height="2.378cm" svg:x="21.403cm" svg:y="8.765cm">
          <text:p text:style-name="P2"><text:span text:style-name="T1">SNAC EAC-CPF</text:span></text:p>
          <text:p text:style-name="P2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592cm" svg:height="1.43cm" svg:x="21.395cm" svg:y="7.202cm">
          <text:p text:style-name="P2"><text:span text:style-name="T1">SNAC EAC-CPF</text:span></text:p>
          <text:p text:style-name="P2"><text:span text:style-name="T1">Serializ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782cm" svg:height="4.233cm" svg:x="21.337cm" svg:y="11.604cm">
          <text:p text:style-name="P2">SNAC</text:p>
          <text:p text:style-name="P2">Datastore</text:p>
          <text:p text:style-name="P2"><text:span text:style-name="T2">(Postgres, Elastic Search,</text:span><text:span text:style-name="T2"><text:line-break/></text:span><text:span text:style-name="T2">Neo4j)</text:span></text:p>
          <draw:enhanced-geometry svg:viewBox="0 0 88 21600" draw:glue-points="44 ?f6 44 0 0 10800 44 21600 88 10800" draw:text-areas="0 ?f6 88 ?f3" draw:type="can" draw:modifiers="3240.20404307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4.234cm" svg:height="2.457cm" svg:x="8.376cm" svg:y="11.705cm">
          <text:p text:style-name="P2"><text:span text:style-name="T1">Identity</text:span></text:p>
          <text:p text:style-name="P2"><text:span text:style-name="T1">Reconciliation</text:span></text:p>
          <text:p text:style-name="P2"><text:span text:style-name="T2">(identity, relations)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74cm" svg:height="2.173cm" svg:x="14.16cm" svg:y="9.796cm">
          <text:p text:style-name="P2"><text:span text:style-name="T1">Partially-valid</text:span></text:p>
          <text:p text:style-name="P2"><text:span text:style-name="T1">Constellation</text:span></text:p>
          <text:p text:style-name="P2"><text:span text:style-name="T2">(valid structure)</text:span></text:p>
          <text:p text:style-name="P2"><text:span text:style-name="T2">JSON</text:span></text:p>
          <draw:enhanced-geometry svg:viewBox="0 0 21600 21600" draw:glue-points="10800 0 0 10800 10800 21600 21600 10800" draw:text-areas="0 0 21600 ?f11" draw:type="paper" draw:modifiers="18874.21935483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0" draw:layer="layout" svg:width="4.936cm" svg:height="2.457cm" svg:x="7.271cm" svg:y="9.673cm">
          <text:p text:style-name="P2"><text:span text:style-name="T1">Processing</text:span></text:p>
          <text:p text:style-name="P2"><text:span text:style-name="T3">- match, create vocab terms</text:span></text:p>
          <text:p text:style-name="P2"><text:span text:style-name="T3">- match, create resources</text:span></text:p>
          <text:p text:style-name="P2"><text:span text:style-name="T3">- holding institution + loc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3.842cm" svg:height="2.262cm" svg:x="8.94cm" svg:y="13.746cm">
          <text:p text:style-name="P2"><text:span text:style-name="T4">Optional</text:span></text:p>
          <text:p text:style-name="P2"><text:span text:style-name="T1">Processing</text:span></text:p>
          <text:p text:style-name="P2"><text:span text:style-name="T3">Refine to partial I.C. for </text:span><text:span text:style-name="T3"><text:line-break/></text:span><text:span text:style-name="T3">updating an existing</text:span><text:span text:style-name="T3"><text:line-break/></text:span><text:span text:style-name="T3">I.C.’s data component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124cm" svg:y1="9.195cm" svg:x2="21.365cm" svg:y2="9.191cm">
          <text:p/>
        </draw:line>
        <draw:line draw:style-name="gr1" draw:text-style-name="P1" draw:layer="layout" svg:x1="5.238cm" svg:y1="8.259cm" svg:x2="6.977cm" svg:y2="8.259cm">
          <text:p/>
        </draw:line>
        <draw:custom-shape draw:style-name="gr20" draw:text-style-name="P8" draw:layer="layout" svg:width="4.636cm" svg:height="2.846cm" svg:x="7.552cm" svg:y="16.354cm">
          <text:p text:style-name="P2"><text:span text:style-name="T1">REST Clients</text:span></text:p>
          <text:p text:style-name="P2"><text:span text:style-name="T2"/></text:p>
          <text:p text:style-name="P2"><text:span text:style-name="T2">SNAC WebUI</text:span></text:p>
          <text:p text:style-name="P2"><text:span text:style-name="T2">A.Sp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12" draw:layer="layout" svg:width="0.636cm" svg:height="1.845cm" draw:transform="rotate (1.5707963267949) translate (6.016cm 5.53280491437081cm)" svg:viewBox="0 0 637 1846" svg:d="M206 1263l-18-24-16-26-16-26-14-26-13-28-13-28-10-29-10-28-9-29-7-29-7-30-4-29-4-29-2-30-2-28 1-30 1-27 2-29 4-27 5-27 7-27 8-25 7-25 11-24 11-22 12-22 12-21 15-19 16-19 16-17-44-62-19 21-17 20-17 23-15 23-14 25-12 26-12 27-9 28-9 29-6 29-7 31-5 31-1 31-2 33v32l2 33 2 33 4 34 6 33 7 33 8 33 10 33 11 32 13 32 13 32 15 31 16 30 18 30 18 28 20 28-93 91 230 52-5-274zM424 47zM632 1846zM437 589l17 24 16 26 14 27 14 26 14 28 12 28 11 29 9 29 9 29 6 29 7 30 3 29 4 30 3 29 1 28-1 30-1 27-3 29-5 27-4 27-7 27-8 24-9 25-11 24-11 22-12 22-13 21-15 19-16 18-16 17 44 63 18-21 18-20 17-22 15-23 15-25 12-26 11-26 11-28 8-29 8-30 6-30 5-31 3-31 1-33v-32-33l-3-33-4-34-5-33-7-33-8-33-10-33-10-33-13-32-13-32-15-31-14-31-18-29-19-29-19-28 94-90-229-55 1 274zM206 1802zM16 0z">
          <text:p/>
        </draw:path>
        <draw:path draw:style-name="gr21" draw:text-style-name="P12" draw:layer="layout" svg:width="0.774cm" svg:height="1.845cm" draw:transform="rotate (1.5707963267949) translate (6.8745021737578cm 8.8101165141834cm)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21" draw:text-style-name="P12" draw:layer="layout" svg:width="0.674cm" svg:height="1.845cm" draw:transform="rotate (1.5707963267949) translate (6.0645021737578cm 2.85393041111487cm)" svg:viewBox="0 0 675 1846" svg:d="M218 1263l-19-24-17-26-16-26-15-26-14-28-14-28-11-29-10-28-10-29-7-29-7-30-5-29-4-29-3-30-2-28 1-30 1-27 3-29 4-27 5-27 7-27 9-25 8-25 11-24 12-22 13-22 13-21 15-19 17-19 17-17-47-62-20 21-18 20-17 23-16 23-15 25-13 26-12 27-11 28-8 29-7 29-7 31-6 31-1 31-2 33v32l2 33 2 33 5 34 6 33 8 33 8 33 11 33 11 32 14 32 14 32 16 31 16 30 19 30 20 28 21 28-99 91 244 52-5-274zM449 47zM669 1846zM463 589l18 24 17 26 15 27 15 26 14 28 13 28 12 29 9 29 10 29 7 29 7 30 3 29 4 30 3 29 1 28-1 30-1 27-3 29-5 27-5 27-7 27-9 24-9 25-11 24-12 22-13 22-14 21-15 19-17 18-17 17 47 63 19-21 18-20 18-22 16-23 16-25 13-26 12-26 11-28 9-29 8-30 7-30 5-31 3-31 1-33v-32-33l-3-33-4-34-6-33-7-33-8-33-11-33-11-33-13-32-14-32-16-31-15-31-19-29-20-29-20-28 99-90-243-55 2 274zM219 1802zM17 0z">
          <text:p/>
        </draw:path>
        <draw:path draw:style-name="gr21" draw:text-style-name="P12" draw:layer="layout" svg:width="0.674cm" svg:height="1.845cm" draw:transform="rotate (1.5707963267949) translate (21.3715021737578cm 2.73733388674766cm)" svg:viewBox="0 0 675 1846" svg:d="M218 1263l-19-24-17-26-16-26-15-26-14-28-14-28-11-29-10-28-10-29-7-29-7-30-5-29-4-29-3-30-2-28 1-30 1-27 3-29 4-27 5-27 7-27 9-25 8-25 11-24 12-22 13-22 13-21 15-19 17-19 17-17-47-62-20 21-18 20-17 23-16 23-15 25-13 26-12 27-11 28-8 29-7 29-7 31-6 31-1 31-2 33v32l2 33 2 33 5 34 6 33 8 33 8 33 11 33 11 32 14 32 14 32 16 31 16 30 19 30 20 28 21 28-99 91 244 52-5-274zM449 47zM669 1846zM463 589l18 24 17 26 15 27 15 26 14 28 13 28 12 29 9 29 10 29 7 29 7 30 3 29 4 30 3 29 1 28-1 30-1 27-3 29-5 27-5 27-7 27-9 24-9 25-11 24-12 22-13 22-14 21-15 19-17 18-17 17 47 63 19-21 18-20 18-22 16-23 16-25 13-26 12-26 11-28 9-29 8-30 7-30 5-31 3-31 1-33v-32-33l-3-33-4-34-6-33-7-33-8-33-11-33-11-33-13-32-14-32-16-31-15-31-19-29-20-29-20-28 99-90-243-55 2 274zM219 1802zM17 0z">
          <text:p/>
        </draw:path>
        <draw:custom-shape draw:style-name="gr22" draw:text-style-name="P14" draw:layer="layout" svg:width="6.188cm" svg:height="5.036cm" svg:x="0.635cm" svg:y="15.919cm">
          <text:p text:style-name="P2"><text:span text:style-name="T5">Legend</text:span></text:p>
          <text:p text:style-name="P13"><text:span text:style-name="T6"><text:tab/></text:span><text:span text:style-name="T6">source of data (external)</text:span></text:p>
          <text:p text:style-name="P13"><text:span text:style-name="T6"><text:tab/></text:span><text:span text:style-name="T6">externally-stored data</text:span></text:p>
          <text:p text:style-name="P13"><text:span text:style-name="T6"><text:tab/></text:span><text:span text:style-name="T6">snac-stored data</text:span></text:p>
          <text:p text:style-name="P13"><text:span text:style-name="T6"><text:tab/></text:span><text:span text:style-name="T6">institution processing</text:span></text:p>
          <text:p text:style-name="P13"><text:span text:style-name="T6"><text:tab/></text:span><text:span text:style-name="T6">snac facilitated processing</text:span></text:p>
          <text:p text:style-name="P13"><text:span text:style-name="T6"><text:tab/></text:span><text:span text:style-name="T6">API boundary</text:span></text:p>
          <text:p text:style-name="P13"><text:span text:style-name="T6"><text:tab/></text:span><text:span text:style-name="T6">API call</text:span></text:p>
          <text:p text:style-name="P13"><text:span text:style-name="T6"><text:tab/></text:span><text:span text:style-name="T6">human vetting 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487cm" svg:height="0.278cm" svg:x="0.842cm" svg:y="16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53cm" svg:height="0.29cm" svg:x="0.869cm" svg:y="17.367cm">
          <text:p/>
          <draw:enhanced-geometry svg:viewBox="0 0 21600 21600" draw:mirror-horizontal="false" draw:mirror-vertical="false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" draw:layer="layout" svg:width="0.462cm" svg:height="0.377cm" svg:x="0.868cm" svg:y="17.782cm">
          <text:p/>
          <draw:enhanced-geometry svg:viewBox="0 0 88 21600" draw:mirror-horizontal="false" draw:mirror-vertical="false" draw:glue-points="44 ?f6 44 0 0 10800 44 21600 88 10800" draw:text-areas="0 ?f6 88 ?f3" draw:type="can" draw:modifiers="765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1" draw:text-style-name="P12" draw:layer="layout" svg:width="0.337cm" svg:height="0.803cm" draw:transform="rotate (1.5707963267949) translate (0.68678306108472cm 20.4890507736604cm)" svg:viewBox="0 0 338 804" svg:d="M109 550l-10-10-8-11-8-12-8-11-7-12-6-12-6-13-5-12-5-13-4-13-3-13-2-12-3-13-1-13-1-12 1-13v-12l2-13 2-12 2-11 4-12 4-11 4-11 6-10 5-10 7-9 7-10 7-8 8-8 9-8-23-26-10 9-9 8-9 10-8 10-8 11-6 12-6 11-5 13-5 12-3 13-4 13-2 14-1 13-1 15v14l1 14 1 15 2 14 3 15 4 14 4 14 6 15 6 14 6 14 7 14 9 13 8 13 9 13 10 13 10 12-49 40 122 22-2-119zM225 20zM335 804zM231 257l9 10 9 12 8 11 7 12 7 12 7 12 5 13 5 12 5 13 3 12 4 14 2 12 2 13 1 13 1 12-1 13v12l-2 13-2 12-3 11-4 12-4 11-4 10-6 11-6 9-6 10-7 9-8 8-8 8-9 8 23 27 10-9 9-9 9-9 8-10 8-11 6-12 6-11 6-12 4-13 4-13 4-13 2-13 2-14 1-14v-14l-1-15-1-14-2-15-3-14-4-15-3-14-6-14-5-15-7-14-7-14-8-13-8-14-9-13-10-12-10-12 50-40-122-23 1 119zM109 785zM8 0z">
          <text:p/>
        </draw:path>
        <draw:custom-shape draw:style-name="gr26" draw:text-style-name="P10" draw:layer="layout" svg:width="0.47cm" svg:height="0.304cm" svg:x="0.851cm" svg:y="18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1" draw:text-style-name="P12" draw:layer="layout" svg:width="0.636cm" svg:height="1.845cm" draw:transform="rotate (1.5707963267949) translate (17.9785021737578cm 5.45981920321338cm)" svg:viewBox="0 0 637 1846" svg:d="M206 1263l-18-24-16-26-16-26-14-26-13-28-13-28-10-29-10-28-9-29-7-29-7-30-4-29-4-29-2-30-2-28 1-30 1-27 2-29 4-27 5-27 7-27 8-25 7-25 11-24 11-22 12-22 12-21 15-19 16-19 16-17-44-62-19 21-17 20-17 23-15 23-14 25-12 26-12 27-9 28-9 29-6 29-7 31-5 31-1 31-2 33v32l2 33 2 33 4 34 6 33 7 33 8 33 10 33 11 32 13 32 13 32 15 31 16 30 18 30 18 28 20 28-93 91 230 52-5-274zM424 47zM632 1846zM437 589l17 24 16 26 14 27 14 26 14 28 12 28 11 29 9 29 9 29 6 29 7 30 3 29 4 30 3 29 1 28-1 30-1 27-3 29-5 27-4 27-7 27-8 24-9 25-11 24-11 22-12 22-13 21-15 19-16 18-16 17 44 63 18-21 18-20 17-22 15-23 15-25 12-26 11-26 11-28 8-29 8-30 6-30 5-31 3-31 1-33v-32-33l-3-33-4-34-5-33-7-33-8-33-10-33-10-33-13-32-13-32-15-31-14-31-18-29-19-29-19-28 94-90-229-55 1 274zM206 1802zM16 0z">
          <text:p/>
        </draw:path>
        <draw:frame draw:style-name="gr27" draw:text-style-name="P15" draw:layer="layout" svg:width="2.526cm" svg:height="1.547cm" draw:transform="rotate (0.00785398163397448) translate (16.683cm 17.774cm)">
          <draw:text-box>
            <text:p><text:span text:style-name="T4">view/edit</text:span></text:p>
            <text:p><text:span text:style-name="T4">create new</text:span></text:p>
          </draw:text-box>
        </draw:frame>
        <draw:frame draw:style-name="gr28" draw:text-style-name="P17" draw:layer="layout" svg:width="26.67cm" svg:height="0.962cm" svg:x="0.635cm" svg:y="0.635cm">
          <draw:text-box>
            <text:p text:style-name="P16"><text:span text:style-name="T7">SNAC Ingest Pipeline</text:span></text:p>
          </draw:text-box>
        </draw:frame>
        <draw:custom-shape draw:style-name="gr29" draw:text-style-name="P18" draw:layer="layout" svg:width="13.03cm" svg:height="1.323cm" draw:transform="rotate (1.5707963267949) translate (19.26cm 20.439cm)">
          <text:p text:style-name="P2">Rest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4" draw:layer="layout" svg:x1="12.039cm" svg:y1="18.326cm" svg:x2="19.248cm" svg:y2="18.312cm">
          <text:p/>
        </draw:line>
        <draw:custom-shape draw:style-name="gr31" draw:text-style-name="P9" draw:layer="layout" svg:width="3.874cm" svg:height="2.476cm" svg:x="12.936cm" svg:y="17.501cm">
          <text:p text:style-name="P2"><text:span text:style-name="T1">Valid Identity</text:span></text:p>
          <text:p text:style-name="P2"><text:span text:style-name="T1">Constellation</text:span></text:p>
          <text:p text:style-name="P2"><text:span text:style-name="T2">(structure + data)</text:span></text:p>
          <text:p text:style-name="P2"><text:span text:style-name="T2">JSON</text:span></text:p>
          <draw:enhanced-geometry svg:viewBox="0 0 21600 21600" draw:mirror-horizontal="false" draw:mirror-vertical="false" draw:glue-points="10800 0 0 10800 10800 21600 21600 10800" draw:text-areas="0 0 21600 ?f11" draw:type="paper" draw:modifiers="19203.09677419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4.573cm" svg:height="2.145cm" svg:x="1.588cm" svg:y="7.146cm">
          <text:p text:style-name="P2"><text:span text:style-name="T1">Other Formats</text:span></text:p>
          <text:p text:style-name="P2"><text:span text:style-name="T2">Database, 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74cm" svg:y1="14.126cm" svg:x2="19.314cm" svg:y2="14.135cm">
          <text:p/>
        </draw:line>
        <draw:line draw:style-name="gr3" draw:text-style-name="P4" draw:layer="layout" svg:x1="19.239cm" svg:y1="13.127cm" svg:x2="12.612cm" svg:y2="13.097cm">
          <text:p/>
        </draw:line>
        <draw:frame draw:style-name="gr32" draw:text-style-name="P19" draw:layer="layout" svg:width="4.388cm" svg:height="1.787cm" svg:x="13.759cm" svg:y="14.122cm">
          <draw:text-box>
            <text:p><text:span text:style-name="T8">IR / OpenRefine</text:span></text:p>
            <text:p><text:span text:style-name="T8">Vocabulary Lookup</text:span></text:p>
            <text:p><text:span text:style-name="T8">Resource Create</text:span></text:p>
          </draw:text-box>
        </draw:frame>
        <draw:custom-shape draw:style-name="gr33" draw:text-style-name="P20" draw:layer="layout" svg:width="0.47cm" svg:height="0.304cm" svg:x="0.852cm" svg:y="1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47cm" svg:height="0.304cm" svg:x="0.852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4" draw:layer="layout" svg:x1="0.853cm" svg:y1="19.714cm" svg:x2="1.328cm" svg:y2="20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4:47:01.965252191</meta:creation-date>
    <dc:date>2018-07-06T17:01:31.524284469</dc:date>
    <meta:editing-duration>PT57M18S</meta:editing-duration>
    <meta:editing-cycles>14</meta:editing-cycles>
    <meta:generator>LibreOffice/6.0.4.2$Linux_X86_64 LibreOffice_project/00m0$Build-2</meta:generator>
    <meta:document-statistic meta:object-count="54"/>
  </office:meta>
</office:document-meta>
</file>